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&lt;table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Figure 5. Register Assignments</text:p>
          </table:table-cell>
          <table:table-cell table:number-columns-repeated="14"/>
          <table:table-cell office:value-type="string" calcext:value-type="string">
            <text:p>&lt;/caption&gt;</text:p>
          </table:table-cell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r&gt;&lt;th&gt;</text:p>
          </table:table-cell>
          <table:table-cell/>
          <table:table-cell office:value-type="string" calcext:value-type="string">
            <text:p>&lt;/th&gt;&lt;th&gt;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&lt;/th&gt;&lt;th&gt;</text:p>
          </table:table-cell>
          <table:table-cell/>
          <table:table-cell office:value-type="string" calcext:value-type="string">
            <text:p>&lt;/th&gt;&lt;/tr&gt;</text:p>
          </table:table-cell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 (¹)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LAX84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 (²)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SER90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00" calcext:value-type="float">
            <text:p>6800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7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CUR86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PDP-1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JAM80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9" calcext:value-type="float">
            <text:p>6809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TAL80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502" calcext:value-type="float">
            <text:p>650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KUN81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LOE81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MPE92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8051" calcext:value-type="float">
            <text:p>805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0,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,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,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,7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PAY90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foot&gt;&lt;tr&gt;&lt;td colspan="8"&gt;</text:p>
          </table:table-cell>
          <table:table-cell office:value-type="string" calcext:value-type="string">
            <text:p>(¹) F83. &amp;nbsp;&amp;nbsp;(²) Pygmy Forth.</text:p>
          </table:table-cell>
          <table:table-cell table:number-columns-repeated="14"/>
          <table:table-cell office:value-type="string" calcext:value-type="string">
            <text:p>&lt;/td&gt;&lt;/tr&gt;&lt;/tfoot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08:42:39.390499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8:08:53.833455514</meta:creation-date>
    <dc:date>2022-01-08T08:36:24.867813468</dc:date>
    <meta:editing-duration>PT16M59S</meta:editing-duration>
    <meta:editing-cycles>3</meta:editing-cycles>
    <meta:generator>LibreOffice/6.4.7.2$Linux_X86_64 LibreOffice_project/40$Build-2</meta:generator>
    <meta:document-statistic meta:table-count="1" meta:cell-count="180" meta:object-count="0"/>
  </office:meta>
</office:document-meta>
</file>